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1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8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8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8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8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 calcext:value-type="string">
            <text:p>STRINGENT</text:p>
          </table:table-cell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17"/>
        </table:table-row>
        <table:table-row table:style-name="ro1"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17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17"/>
        </table:table-row>
        <table:table-row table:style-name="ro1"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17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17"/>
        </table:table-row>
        <table:table-row table:style-name="ro1"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17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08:16:40.667317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9T09:53:25.622474173</dc:date>
    <meta:editing-duration>P1DT12H10M34S</meta:editing-duration>
    <meta:editing-cycles>175</meta:editing-cycles>
    <meta:generator>LibreOffice/5.1.6.2$Linux_X86_64 LibreOffice_project/10m0$Build-2</meta:generator>
    <meta:document-statistic meta:table-count="3" meta:cell-count="1756" meta:object-count="0"/>
  </office:meta>
</office:document-meta>
</file>